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思源黑体 CN Bold1"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Standard">
      <style:text-properties officeooo:rsid="000889b4" officeooo:paragraph-rsid="000889b4"/>
    </style:style>
    <style:style style:name="P2" style:family="paragraph" style:parent-style-name="Standard">
      <style:text-properties officeooo:rsid="000889b4" officeooo:paragraph-rsid="001115b0"/>
    </style:style>
    <style:style style:name="P3" style:family="paragraph" style:parent-style-name="Standard">
      <style:text-properties officeooo:rsid="000889b4" officeooo:paragraph-rsid="00293806"/>
    </style:style>
    <style:style style:name="P4" style:family="paragraph" style:parent-style-name="Standard">
      <style:text-properties officeooo:rsid="000889b4" officeooo:paragraph-rsid="002ca03f"/>
    </style:style>
    <style:style style:name="P5" style:family="paragraph" style:parent-style-name="Standard">
      <style:text-properties officeooo:rsid="000889b4" officeooo:paragraph-rsid="003148b9"/>
    </style:style>
    <style:style style:name="P6" style:family="paragraph" style:parent-style-name="Standard">
      <style:text-properties officeooo:rsid="000889b4" officeooo:paragraph-rsid="00330a84"/>
    </style:style>
    <style:style style:name="P7" style:family="paragraph" style:parent-style-name="Standard">
      <style:text-properties officeooo:rsid="000889b4" officeooo:paragraph-rsid="003490d3"/>
    </style:style>
    <style:style style:name="P8" style:family="paragraph" style:parent-style-name="Standard">
      <style:text-properties officeooo:rsid="000889b4" officeooo:paragraph-rsid="0035ff4f"/>
    </style:style>
    <style:style style:name="P9" style:family="paragraph" style:parent-style-name="Standard">
      <style:text-properties officeooo:rsid="000889b4" officeooo:paragraph-rsid="003742a4"/>
    </style:style>
    <style:style style:name="P10" style:family="paragraph" style:parent-style-name="Standard">
      <style:text-properties officeooo:rsid="000889b4" officeooo:paragraph-rsid="003df8c7"/>
    </style:style>
    <style:style style:name="P11" style:family="paragraph" style:parent-style-name="Standard">
      <style:text-properties officeooo:rsid="000889b4" officeooo:paragraph-rsid="003f693f"/>
    </style:style>
    <style:style style:name="P12" style:family="paragraph" style:parent-style-name="Standard">
      <style:text-properties officeooo:rsid="000889b4" officeooo:paragraph-rsid="0040e352"/>
    </style:style>
    <style:style style:name="P13" style:family="paragraph" style:parent-style-name="Standard">
      <style:text-properties officeooo:rsid="000889b4" officeooo:paragraph-rsid="0041bd9f"/>
    </style:style>
    <style:style style:name="P14" style:family="paragraph" style:parent-style-name="Standard">
      <style:text-properties officeooo:rsid="000889b4" officeooo:paragraph-rsid="005765ff"/>
    </style:style>
    <style:style style:name="P15" style:family="paragraph" style:parent-style-name="Standard">
      <style:text-properties officeooo:rsid="000889b4" officeooo:paragraph-rsid="00666d73"/>
    </style:style>
    <style:style style:name="P16" style:family="paragraph" style:parent-style-name="Standard">
      <style:text-properties officeooo:rsid="000889b4" officeooo:paragraph-rsid="0076c293"/>
    </style:style>
    <style:style style:name="P17" style:family="paragraph" style:parent-style-name="Standard">
      <style:text-properties officeooo:rsid="000889b4" officeooo:paragraph-rsid="0080507b"/>
    </style:style>
    <style:style style:name="P18" style:family="paragraph" style:parent-style-name="Standard">
      <style:text-properties officeooo:rsid="000889b4" officeooo:paragraph-rsid="0085bc48"/>
    </style:style>
    <style:style style:name="P19" style:family="paragraph" style:parent-style-name="Standard">
      <style:text-properties officeooo:rsid="000889b4" officeooo:paragraph-rsid="00883d96"/>
    </style:style>
    <style:style style:name="P20" style:family="paragraph" style:parent-style-name="Standard">
      <style:text-properties officeooo:rsid="000889b4" officeooo:paragraph-rsid="008ac02d"/>
    </style:style>
    <style:style style:name="P21" style:family="paragraph" style:parent-style-name="Standard">
      <style:text-properties officeooo:rsid="000889b4" officeooo:paragraph-rsid="00905156"/>
    </style:style>
    <style:style style:name="P22" style:family="paragraph" style:parent-style-name="Standard">
      <style:text-properties fo:font-size="8pt" officeooo:rsid="000889b4" officeooo:paragraph-rsid="000889b4" style:font-size-asian="8pt" style:font-size-complex="8pt"/>
    </style:style>
    <style:style style:name="P23" style:family="paragraph" style:parent-style-name="Standard">
      <style:text-properties fo:font-size="8pt" officeooo:rsid="000889b4" officeooo:paragraph-rsid="00540506" style:font-size-asian="8pt" style:font-size-complex="8pt"/>
    </style:style>
    <style:style style:name="P24" style:family="paragraph" style:parent-style-name="Standard">
      <style:text-properties fo:font-size="8pt" officeooo:rsid="000889b4" officeooo:paragraph-rsid="005a16a4" style:font-size-asian="8pt" style:font-size-complex="8pt"/>
    </style:style>
    <style:style style:name="P25" style:family="paragraph" style:parent-style-name="Standard">
      <style:text-properties fo:font-size="8pt" officeooo:rsid="000889b4" officeooo:paragraph-rsid="007dbf52" style:font-size-asian="8pt" style:font-size-complex="8pt"/>
    </style:style>
    <style:style style:name="P26" style:family="paragraph" style:parent-style-name="Standard">
      <style:text-properties fo:font-size="8pt" officeooo:rsid="000889b4" officeooo:paragraph-rsid="00924c1d" style:font-size-asian="8pt" style:font-size-complex="8pt"/>
    </style:style>
    <style:style style:name="P27" style:family="paragraph" style:parent-style-name="Standard">
      <style:text-properties fo:font-size="8pt" officeooo:rsid="007dbf52" officeooo:paragraph-rsid="007dbf52" style:font-size-asian="8pt" style:font-size-complex="8pt"/>
    </style:style>
    <style:style style:name="P28" style:family="paragraph" style:parent-style-name="Standard">
      <style:text-properties officeooo:paragraph-rsid="0035ff4f"/>
    </style:style>
    <style:style style:name="P29" style:family="paragraph" style:parent-style-name="Standard">
      <style:text-properties officeooo:paragraph-rsid="003742a4"/>
    </style:style>
    <style:style style:name="P30" style:family="paragraph" style:parent-style-name="Standard">
      <style:text-properties officeooo:paragraph-rsid="003d6bd9"/>
    </style:style>
    <style:style style:name="P31" style:family="paragraph" style:parent-style-name="Standard">
      <style:text-properties officeooo:paragraph-rsid="003df8c7"/>
    </style:style>
    <style:style style:name="P32" style:family="paragraph" style:parent-style-name="Standard">
      <style:text-properties officeooo:paragraph-rsid="0041bd9f"/>
    </style:style>
    <style:style style:name="P33" style:family="paragraph" style:parent-style-name="Standard">
      <style:text-properties officeooo:paragraph-rsid="0049be38"/>
    </style:style>
    <style:style style:name="P34" style:family="paragraph" style:parent-style-name="Standard">
      <style:text-properties officeooo:paragraph-rsid="000889b4"/>
    </style:style>
    <style:style style:name="P35" style:family="paragraph" style:parent-style-name="Standard">
      <style:text-properties style:font-name="思源黑体 CN Normal" fo:font-size="8pt" officeooo:rsid="000889b4" officeooo:paragraph-rsid="000889b4" style:font-name-asian="思源黑体 CN Normal" style:font-size-asian="8pt" style:font-size-complex="8pt"/>
    </style:style>
    <style:style style:name="P36" style:family="paragraph" style:parent-style-name="Standard">
      <style:text-properties officeooo:rsid="00883d96" officeooo:paragraph-rsid="00883d96"/>
    </style:style>
    <style:style style:name="P37" style:family="paragraph" style:parent-style-name="Text_20_body">
      <style:text-properties officeooo:paragraph-rsid="0078ca70"/>
    </style:style>
    <style:style style:name="P38" style:family="paragraph" style:parent-style-name="Text_20_body">
      <style:text-properties officeooo:paragraph-rsid="00798d64"/>
    </style:style>
    <style:style style:name="P39" style:family="paragraph" style:parent-style-name="Text_20_body">
      <style:text-properties officeooo:paragraph-rsid="0082a28a"/>
    </style:style>
    <style:style style:name="P40" style:family="paragraph" style:parent-style-name="Contents_20_1">
      <style:paragraph-properties>
        <style:tab-stops>
          <style:tab-stop style:position="17.59cm" style:type="right" style:leader-style="dotted" style:leader-text="."/>
        </style:tab-stops>
      </style:paragraph-properties>
    </style:style>
    <style:style style:name="P41" style:family="paragraph" style:parent-style-name="Standard">
      <style:text-properties fo:font-size="8pt" officeooo:rsid="000889b4" officeooo:paragraph-rsid="001115b0" style:font-size-asian="8pt" style:font-size-complex="8pt"/>
    </style:style>
    <style:style style:name="P42" style:family="paragraph" style:parent-style-name="Standard">
      <style:text-properties fo:font-size="8pt" officeooo:rsid="001115b0" officeooo:paragraph-rsid="001115b0" style:font-size-asian="8pt" style:font-size-complex="8pt"/>
    </style:style>
    <style:style style:name="P43" style:family="paragraph" style:parent-style-name="Standard">
      <style:text-properties fo:font-size="8pt" officeooo:rsid="0020bf15" officeooo:paragraph-rsid="00293806" style:font-size-asian="8pt" style:font-size-complex="8pt"/>
    </style:style>
    <style:style style:name="P44" style:family="paragraph" style:parent-style-name="Standard">
      <style:text-properties fo:font-size="8pt" officeooo:rsid="002fd00d" officeooo:paragraph-rsid="003148b9" style:font-size-asian="8pt" style:font-size-complex="8pt"/>
    </style:style>
    <style:style style:name="P45" style:family="paragraph" style:parent-style-name="Standard">
      <style:text-properties fo:font-size="8pt" officeooo:rsid="002fd00d" officeooo:paragraph-rsid="00330a84" style:font-size-asian="8pt" style:font-size-complex="8pt"/>
    </style:style>
    <style:style style:name="P46" style:family="paragraph" style:parent-style-name="Standard">
      <style:text-properties fo:font-size="8pt" officeooo:rsid="002fd00d" officeooo:paragraph-rsid="003490d3" style:font-size-asian="8pt" style:font-size-complex="8pt"/>
    </style:style>
    <style:style style:name="P47" style:family="paragraph" style:parent-style-name="Standard">
      <style:text-properties fo:font-size="8pt" officeooo:rsid="002fd00d" officeooo:paragraph-rsid="004314f3" style:font-size-asian="8pt" style:font-size-complex="8pt"/>
    </style:style>
    <style:style style:name="P48" style:family="paragraph" style:parent-style-name="Standard">
      <style:text-properties fo:font-size="8pt" officeooo:rsid="002fd00d" officeooo:paragraph-rsid="0035ff4f" style:font-size-asian="8pt" style:font-size-complex="8pt"/>
    </style:style>
    <style:style style:name="P49" style:family="paragraph" style:parent-style-name="Standard">
      <style:text-properties fo:font-size="8pt" officeooo:rsid="002fd00d" officeooo:paragraph-rsid="003df8c7" style:font-size-asian="8pt" style:font-size-complex="8pt"/>
    </style:style>
    <style:style style:name="P50" style:family="paragraph" style:parent-style-name="Standard">
      <style:text-properties fo:font-size="8pt" officeooo:rsid="002fd00d" officeooo:paragraph-rsid="0040e352" style:font-size-asian="8pt" style:font-size-complex="8pt"/>
    </style:style>
    <style:style style:name="P51" style:family="paragraph" style:parent-style-name="Standard">
      <style:text-properties fo:font-size="8pt" officeooo:rsid="002fd00d" officeooo:paragraph-rsid="00460aa3" style:font-size-asian="8pt" style:font-size-complex="8pt"/>
    </style:style>
    <style:style style:name="P52" style:family="paragraph" style:parent-style-name="Standard">
      <style:text-properties fo:font-size="8pt" officeooo:rsid="00394e59" officeooo:paragraph-rsid="0035ff4f" style:font-size-asian="8pt" style:font-size-complex="8pt"/>
    </style:style>
    <style:style style:name="P53" style:family="paragraph" style:parent-style-name="Standard">
      <style:text-properties fo:font-size="8pt" officeooo:rsid="0080507b" officeooo:paragraph-rsid="0080507b" style:font-size-asian="8pt" style:font-size-complex="8pt"/>
    </style:style>
    <style:style style:name="P54" style:family="paragraph" style:parent-style-name="Standard">
      <style:text-properties fo:font-size="8pt" officeooo:rsid="0085bc48" officeooo:paragraph-rsid="0085bc48" style:font-size-asian="8pt" style:font-size-complex="8pt"/>
    </style:style>
    <style:style style:name="P55" style:family="paragraph" style:parent-style-name="Standard">
      <style:text-properties fo:font-size="8pt" officeooo:rsid="00883d96" officeooo:paragraph-rsid="00883d96" style:font-size-asian="8pt" style:font-size-complex="8pt"/>
    </style:style>
    <style:style style:name="P56" style:family="paragraph" style:parent-style-name="Standard">
      <style:text-properties fo:font-size="8pt" officeooo:rsid="008ac02d" officeooo:paragraph-rsid="008ac02d" style:font-size-asian="8pt" style:font-size-complex="8pt"/>
    </style:style>
    <style:style style:name="P57" style:family="paragraph" style:parent-style-name="Standard">
      <style:text-properties fo:font-size="8pt" officeooo:rsid="00a02b6e" officeooo:paragraph-rsid="00a02b6e" style:font-size-asian="8pt" style:font-size-complex="8pt"/>
    </style:style>
    <style:style style:name="P58" style:family="paragraph" style:parent-style-name="Standard">
      <style:text-properties fo:font-size="8pt" officeooo:rsid="00a14a1a" officeooo:paragraph-rsid="00a02b6e" style:font-size-asian="8pt" style:font-size-complex="8pt"/>
    </style:style>
    <style:style style:name="P59" style:family="paragraph" style:parent-style-name="Standard">
      <style:text-properties fo:color="#000000" style:font-name="DejaVu Sans" fo:font-size="8pt" fo:font-style="normal" fo:font-weight="normal" officeooo:rsid="003661be" officeooo:paragraph-rsid="003742a4" style:font-name-asian="Nimbus Mono L" style:font-size-asian="8pt" style:font-style-asian="normal" style:font-weight-asian="normal" style:font-size-complex="8pt" style:font-style-complex="normal" style:font-weight-complex="normal"/>
    </style:style>
    <style:style style:name="P60" style:family="paragraph" style:parent-style-name="Standard">
      <style:text-properties officeooo:rsid="00a02b6e" officeooo:paragraph-rsid="00a02b6e"/>
    </style:style>
    <style:style style:name="P61" style:family="paragraph" style:parent-style-name="Heading_20_1">
      <style:text-properties style:font-name="思源黑体 CN Bold" fo:font-size="18pt" style:font-name-asian="思源黑体 CN Bold" style:font-size-asian="18pt" style:font-size-complex="18pt"/>
    </style:style>
    <style:style style:name="T1" style:family="text">
      <style:text-properties fo:font-size="11pt" style:font-size-asian="11pt" style:font-size-complex="11pt"/>
    </style:style>
    <style:style style:name="T2" style:family="text">
      <style:text-properties fo:font-size="11pt" officeooo:rsid="000889b4" style:font-size-asian="11pt" style:font-size-complex="11pt"/>
    </style:style>
    <style:style style:name="T3" style:family="text">
      <style:text-properties fo:font-size="11pt" officeooo:rsid="005fe33b" style:font-size-asian="11pt" style:font-size-complex="11pt"/>
    </style:style>
    <style:style style:name="T4" style:family="text">
      <style:text-properties fo:font-size="11pt" officeooo:rsid="00783176" style:font-size-asian="11pt" style:font-size-complex="11pt"/>
    </style:style>
    <style:style style:name="T5" style:family="text">
      <style:text-properties fo:font-size="10.5pt" officeooo:rsid="001115b0" style:font-size-asian="10.5pt" style:font-size-complex="10.5pt"/>
    </style:style>
    <style:style style:name="T6" style:family="text">
      <style:text-properties fo:font-size="8pt" style:font-size-asian="8pt" style:font-size-complex="8pt"/>
    </style:style>
    <style:style style:name="T7" style:family="text">
      <style:text-properties fo:font-size="8pt" officeooo:rsid="001115b0" style:font-size-asian="8pt" style:font-size-complex="8pt"/>
    </style:style>
    <style:style style:name="T8" style:family="text">
      <style:text-properties fo:font-size="8pt" officeooo:rsid="0020bf15" style:font-size-asian="8pt" style:font-size-complex="8pt"/>
    </style:style>
    <style:style style:name="T9" style:family="text">
      <style:text-properties fo:font-size="8pt" officeooo:rsid="002ca03f" style:font-size-asian="8pt" style:font-size-complex="8pt"/>
    </style:style>
    <style:style style:name="T10" style:family="text">
      <style:text-properties fo:font-size="8pt" officeooo:rsid="002da51d" style:font-size-asian="8pt" style:font-size-complex="8pt"/>
    </style:style>
    <style:style style:name="T11" style:family="text">
      <style:text-properties fo:font-size="8pt" officeooo:rsid="002fd00d" style:font-size-asian="8pt" style:font-size-complex="8pt"/>
    </style:style>
    <style:style style:name="T12" style:family="text">
      <style:text-properties fo:font-size="8pt" officeooo:rsid="003148b9" style:font-size-asian="8pt" style:font-size-complex="8pt"/>
    </style:style>
    <style:style style:name="T13" style:family="text">
      <style:text-properties fo:font-size="8pt" officeooo:rsid="0035ff4f" style:font-size-asian="8pt" style:font-size-complex="8pt"/>
    </style:style>
    <style:style style:name="T14" style:family="text">
      <style:text-properties fo:font-size="8pt" officeooo:rsid="00394e59" style:font-size-asian="8pt" style:font-size-complex="8pt"/>
    </style:style>
    <style:style style:name="T15" style:family="text">
      <style:text-properties fo:font-size="8pt" officeooo:rsid="003b715f" style:font-size-asian="8pt" style:font-size-complex="8pt"/>
    </style:style>
    <style:style style:name="T16" style:family="text">
      <style:text-properties fo:font-size="8pt" officeooo:rsid="003d6bd9" style:font-size-asian="8pt" style:font-size-complex="8pt"/>
    </style:style>
    <style:style style:name="T17" style:family="text">
      <style:text-properties fo:font-size="8pt" officeooo:rsid="003f693f" style:font-size-asian="8pt" style:font-size-complex="8pt"/>
    </style:style>
    <style:style style:name="T18" style:family="text">
      <style:text-properties fo:font-size="8pt" officeooo:rsid="000889b4" style:font-size-asian="8pt" style:font-size-complex="8pt"/>
    </style:style>
    <style:style style:name="T19" style:family="text">
      <style:text-properties fo:font-size="8pt" officeooo:rsid="005fe33b" style:font-size-asian="8pt" style:font-size-complex="8pt"/>
    </style:style>
    <style:style style:name="T20" style:family="text">
      <style:text-properties fo:font-size="8pt" officeooo:rsid="00666d73" style:font-size-asian="8pt" style:font-size-complex="8pt"/>
    </style:style>
    <style:style style:name="T21" style:family="text">
      <style:text-properties fo:font-size="8pt" officeooo:rsid="006a7a7c" style:font-size-asian="8pt" style:font-size-complex="8pt"/>
    </style:style>
    <style:style style:name="T22" style:family="text">
      <style:text-properties fo:font-size="8pt" officeooo:rsid="0080507b" style:font-size-asian="8pt" style:font-size-complex="8pt"/>
    </style:style>
    <style:style style:name="T23" style:family="text">
      <style:text-properties fo:font-size="8pt" officeooo:rsid="0082a28a" style:font-size-asian="8pt" style:font-size-complex="8pt"/>
    </style:style>
    <style:style style:name="T24" style:family="text">
      <style:text-properties fo:font-size="8pt" officeooo:rsid="0085bc48" style:font-size-asian="8pt" style:font-size-complex="8pt"/>
    </style:style>
    <style:style style:name="T25" style:family="text">
      <style:text-properties fo:font-size="8pt" officeooo:rsid="00883d96" style:font-size-asian="8pt" style:font-size-complex="8pt"/>
    </style:style>
    <style:style style:name="T26" style:family="text">
      <style:text-properties fo:font-size="8pt" officeooo:rsid="008ac02d" style:font-size-asian="8pt" style:font-size-complex="8pt"/>
    </style:style>
    <style:style style:name="T27" style:family="text">
      <style:text-properties fo:font-size="8pt" officeooo:rsid="008c9ce1" style:font-size-asian="8pt" style:font-size-complex="8pt"/>
    </style:style>
    <style:style style:name="T28" style:family="text">
      <style:text-properties fo:font-size="8pt" officeooo:rsid="008cfcf2" style:font-size-asian="8pt" style:font-size-complex="8pt"/>
    </style:style>
    <style:style style:name="T29" style:family="text">
      <style:text-properties fo:font-size="8pt" officeooo:rsid="00a1c4b8" style:font-size-asian="8pt" style:font-size-complex="8pt"/>
    </style:style>
    <style:style style:name="T30" style:family="text">
      <style:text-properties fo:font-size="8pt" officeooo:rsid="00a2628e" style:font-size-asian="8pt" style:font-size-complex="8pt"/>
    </style:style>
    <style:style style:name="T31" style:family="text">
      <style:text-properties fo:color="#000000" style:font-name="Nimbus Mono L"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32" style:family="text">
      <style:text-properties fo:color="#000000" style:font-name="Nimbus Mono L"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33" style:family="text">
      <style:text-properties fo:color="#000000" style:font-name="Nimbus Mono L" fo:font-size="8pt" fo:font-style="normal" officeooo:rsid="00394e59" style:font-name-asian="Nimbus Mono L" style:font-size-asian="8pt" style:font-style-asian="normal" style:font-size-complex="8pt" style:font-style-complex="normal"/>
    </style:style>
    <style:style style:name="T34" style:family="text">
      <style:text-properties fo:color="#000000" style:font-name="DejaVu Sans"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35" style:family="text">
      <style:text-properties fo:color="#000000" style:font-name="DejaVu Sans" fo:font-size="8pt" fo:font-style="normal" fo:font-weight="normal" officeooo:rsid="003661be" style:font-name-asian="Nimbus Mono L" style:font-size-asian="8pt" style:font-style-asian="normal" style:font-weight-asian="normal" style:font-size-complex="8pt" style:font-style-complex="normal" style:font-weight-complex="normal"/>
    </style:style>
    <style:style style:name="T36" style:family="text">
      <style:text-properties fo:color="#000000" style:font-name="DejaVu Sans" fo:font-size="8pt" fo:font-style="normal" fo:font-weight="normal" officeooo:rsid="001115b0" style:font-name-asian="Nimbus Mono L" style:font-size-asian="8pt" style:font-style-asian="normal" style:font-weight-asian="normal" style:font-size-complex="8pt" style:font-style-complex="normal" style:font-weight-complex="normal"/>
    </style:style>
    <style:style style:name="T37" style:family="text">
      <style:text-properties fo:color="#000000" style:font-name="DejaVu Sans" fo:font-size="8pt" fo:font-style="normal" fo:font-weight="normal" officeooo:rsid="002fd00d" style:font-name-asian="Nimbus Mono L" style:font-size-asian="8pt" style:font-style-asian="normal" style:font-weight-asian="normal" style:font-size-complex="8pt" style:font-style-complex="normal" style:font-weight-complex="normal"/>
    </style:style>
    <style:style style:name="T38" style:family="text">
      <style:text-properties fo:color="#000000" style:font-name="DejaVu Sans"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39" style:family="text">
      <style:text-properties fo:color="#000000" style:font-name="DejaVu Sans" fo:font-size="10.5pt" fo:font-style="normal" fo:font-weight="normal" officeooo:rsid="001115b0" style:font-name-asian="DejaVu Sans" style:font-size-asian="10.5pt" style:font-style-asian="normal" style:font-weight-asian="normal" style:font-size-complex="10.5pt" style:font-style-complex="normal" style:font-weight-complex="normal"/>
    </style:style>
    <style:style style:name="T40" style:family="text">
      <style:text-properties fo:color="#000000" style:font-name="DejaVu Sans" fo:font-size="10.5pt" fo:font-style="normal" fo:font-weight="normal" officeooo:rsid="003742a4" style:font-name-asian="DejaVu Sans" style:font-size-asian="10.5pt" style:font-style-asian="normal" style:font-weight-asian="normal" style:font-size-complex="10.5pt" style:font-style-complex="normal" style:font-weight-complex="normal"/>
    </style:style>
    <style:style style:name="T41" style:family="text">
      <style:text-properties fo:color="#000000" fo:font-size="8pt" fo:font-style="normal" officeooo:rsid="00394e59" style:font-name-asian="DejaVu Sans" style:font-size-asian="8pt" style:font-style-asian="normal" style:font-size-complex="8pt" style:font-style-complex="normal"/>
    </style:style>
    <style:style style:name="T42" style:family="text">
      <style:text-properties fo:color="#000000" fo:font-size="8pt" fo:font-weight="normal" officeooo:rsid="002fd00d" style:font-name-asian="思源黑体 CN Bold1" style:font-size-asian="8pt" style:font-weight-asian="normal" style:font-size-complex="8pt" style:font-weight-complex="normal"/>
    </style:style>
    <style:style style:name="T43" style:family="text">
      <style:text-properties officeooo:rsid="0058c6a2"/>
    </style:style>
    <style:style style:name="T44" style:family="text">
      <style:text-properties officeooo:rsid="006143f7"/>
    </style:style>
    <style:style style:name="T45" style:family="text">
      <style:text-properties style:font-name="思源黑体 CN Normal" fo:font-size="8pt" style:font-name-asian="思源黑体 CN Normal" style:font-size-asian="8pt" style:font-size-complex="8pt"/>
    </style:style>
    <style:style style:name="T46" style:family="text">
      <style:text-properties officeooo:rsid="007dbf52"/>
    </style:style>
    <style:style style:name="T47" style:family="text">
      <style:text-properties officeooo:rsid="00883d96"/>
    </style:style>
    <style:style style:name="T48" style:family="text">
      <style:text-properties officeooo:rsid="008cfcf2"/>
    </style:style>
    <style:style style:name="T49" style:family="text">
      <style:text-properties officeooo:rsid="00a2628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a后台开发步骤</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40"><text:a xlink:type="simple" xlink:href="#__RefHeading___Toc21518_1439072744" text:style-name="Index_20_Link" text:visited-style-name="Index_20_Link">1.github帐号和gitlab帐号<text:tab/>2</text:a></text:p>
          <text:p text:style-name="P40"><text:a xlink:type="simple" xlink:href="#__RefHeading___Toc21520_1439072744" text:style-name="Index_20_Link" text:visited-style-name="Index_20_Link">2.使用github帐号fork项目<text:tab/>2</text:a></text:p>
          <text:p text:style-name="P40"><text:a xlink:type="simple" xlink:href="#__RefHeading___Toc21522_1439072744" text:style-name="Index_20_Link" text:visited-style-name="Index_20_Link">3:理解需求，写出开发界面文档<text:tab/>2</text:a></text:p>
          <text:p text:style-name="P40"><text:a xlink:type="simple" xlink:href="#__RefHeading___Toc21524_1439072744" text:style-name="Index_20_Link" text:visited-style-name="Index_20_Link">4.开发普通增删查改(crud)功能<text:tab/>2</text:a></text:p>
          <text:p text:style-name="P40"><text:a xlink:type="simple" xlink:href="#__RefHeading___Toc21526_1439072744" text:style-name="Index_20_Link" text:visited-style-name="Index_20_Link">5.开发汇总功能<text:tab/>3</text:a></text:p>
          <text:p text:style-name="P40"><text:a xlink:type="simple" xlink:href="#__RefHeading___Toc21528_1439072744" text:style-name="Index_20_Link" text:visited-style-name="Index_20_Link">6.开发导入excel功能和导出excel功能，以及导入excel模板功能<text:tab/>3</text:a></text:p>
          <text:p text:style-name="P40"><text:a xlink:type="simple" xlink:href="#__RefHeading___Toc21530_1439072744" text:style-name="Index_20_Link" text:visited-style-name="Index_20_Link">7.开发附件上传，附件列表，附件删除，附件下载功能<text:tab/>3</text:a></text:p>
          <text:p text:style-name="P40"><text:a xlink:type="simple" xlink:href="#__RefHeading___Toc21532_1439072744" text:style-name="Index_20_Link" text:visited-style-name="Index_20_Link">8.开发邮件发送功能<text:tab/>3</text:a></text:p>
          <text:p text:style-name="P40"><text:a xlink:type="simple" xlink:href="#__RefHeading___Toc21534_1439072744" text:style-name="Index_20_Link" text:visited-style-name="Index_20_Link">9.开发权限功能<text:tab/>5</text:a></text:p>
          <text:p text:style-name="P40"><text:a xlink:type="simple" xlink:href="#__RefHeading___Toc21536_1439072744" text:style-name="Index_20_Link" text:visited-style-name="Index_20_Link">10.生成api接口文档<text:tab/>5</text:a></text:p>
          <text:p text:style-name="P40"><text:a xlink:type="simple" xlink:href="#__RefHeading___Toc21538_1439072744" text:style-name="Index_20_Link" text:visited-style-name="Index_20_Link">11.测试：使用postman工具<text:tab/>5</text:a></text:p>
          <text:p text:style-name="P40"><text:a xlink:type="simple" xlink:href="#__RefHeading___Toc21540_1439072744" text:style-name="Index_20_Link" text:visited-style-name="Index_20_Link">12.git提交代码<text:tab/>5</text:a></text:p>
          <text:p text:style-name="P40"><text:a xlink:type="simple" xlink:href="#__RefHeading___Toc21650_1439072744" text:style-name="Index_20_Link" text:visited-style-name="Index_20_Link">13.打包部署<text:tab/>6</text:a></text:p>
          <text:p text:style-name="P40"><text:a xlink:type="simple" xlink:href="#__RefHeading___Toc21544_1439072744" text:style-name="Index_20_Link" text:visited-style-name="Index_20_Link">14.服务器时间问题<text:tab/>6</text:a></text:p>
          <text:p text:style-name="P40"><text:a xlink:type="simple" xlink:href="#__RefHeading___Toc21657_1439072744" text:style-name="Index_20_Link" text:visited-style-name="Index_20_Link">15.错误收集<text:tab/>6</text:a></text:p>
          <text:p text:style-name="P40"><text:a xlink:type="simple" xlink:href="#__RefHeading___Toc5692_1600230206" text:style-name="Index_20_Link" text:visited-style-name="Index_20_Link">16.部署问题网络改成托管<text:tab/>6</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1518_1439072744"/><text:soft-page-break/>1.<text:span text:style-name="T1">github帐号</text:span><text:span text:style-name="T4">和</text:span><text:span text:style-name="T1">gitlab帐号</text:span><text:bookmark-end text:name="__RefHeading___Toc21518_1439072744"/></text:h>
      <text:p text:style-name="P16"><text:span text:style-name="T1"><text:s text:c="6"/><text:tab/></text:span><text:span text:style-name="T45">注册自己的github帐号，找相关上级拿gitlab帐号。后续步骤需要用。github帐号是为了提交代码，而gitlab帐号是为了部署项目到服务器。</text:span></text:p>
      <text:h text:style-name="Heading_20_1" text:outline-level="1"><text:bookmark-start text:name="__RefHeading___Toc21520_1439072744"/>2.<text:span text:style-name="T1">使用github帐号fork项目</text:span><text:bookmark-end text:name="__RefHeading___Toc21520_1439072744"/></text:h>
      <text:p text:style-name="P37"><text:span text:style-name="T1"><text:tab/></text:span><text:span text:style-name="T45">使用github帐号fork项目到自己分支，导入ideal开发工具,切换到develop分支。</text:span></text:p>
      <text:h text:style-name="Heading_20_1" text:outline-level="1"><text:bookmark-start text:name="__RefHeading___Toc21522_1439072744"/>3:<text:span text:style-name="T1">理解需求，写出开发界面文档</text:span><text:bookmark-end text:name="__RefHeading___Toc21522_1439072744"/></text:h>
      <text:p text:style-name="P38"><text:span text:style-name="T1"><text:tab/></text:span><text:span text:style-name="T45">参考：开发界面文档.odt</text:span></text:p>
      <text:p text:style-name="P35"><text:tab/>需求者会给我们思维导图、字段表格、流程图。我们看完这些，会有相应的人员给我们讲解。</text:p>
      <text:h text:style-name="Heading_20_1" text:outline-level="1"><text:bookmark-start text:name="__RefHeading___Toc21524_1439072744"/>4.<text:span text:style-name="T1">开发普通增删查改(crud)功能</text:span><text:bookmark-end text:name="__RefHeading___Toc21524_1439072744"/></text:h>
      <text:p text:style-name="P2"><text:tab/>api模块：</text:p>
      <text:p text:style-name="P41"><text:s text:c="24"/>entity： 对应数据库实体</text:p>
      <text:p text:style-name="P41"><text:s text:c="2"/><text:tab/> <text:s text:c="5"/>to：对应前端传入的参数</text:p>
      <text:p text:style-name="P41"><text:tab/> <text:s text:c="5"/>dto：对应数据库查询参数</text:p>
      <text:p text:style-name="P41"><text:s text:c="24"/>bo：对应数据库返回的数据</text:p>
      <text:p text:style-name="P2"><text:span text:style-name="T6"><text:s text:c="24"/>v</text:span><text:span text:style-name="T7">o：返回给前端的数据</text:span></text:p>
      <text:p text:style-name="P42"><text:s text:c="24"/>api：对外提供的接口</text:p>
      <text:p text:style-name="P42"><text:s text:c="24"/>service：内部使用的接口</text:p>
      <text:p text:style-name="P42"><text:s/><text:tab/> <text:s text:c="4"/>enums：枚举</text:p>
      <text:p text:style-name="P42"><text:s text:c="23"/>excel：表格类</text:p>
      <text:p text:style-name="P42"><text:tab/> <text:s text:c="4"/>utils：帮助类<text:bookmark-start text:name="__DdeLink__21383_1439072744"/></text:p>
      <text:p text:style-name="P2"><text:span text:style-name="T7"><text:s text:c="19"/></text:span><text:span text:style-name="T5">consumer模块：</text:span><text:bookmark-end text:name="__DdeLink__21383_1439072744"/></text:p>
      <text:p text:style-name="P3"><text:span text:style-name="T5"><text:tab/> <text:s text:c="4"/></text:span><text:span text:style-name="T7">action：所有action请求转发类。</text:span></text:p>
      <text:p text:style-name="P3"><text:span text:style-name="T7"><text:s text:c="37"/>注意里面的请求方式</text:span><text:span text:style-name="T8">不要用patch请求方式。</text:span></text:p>
      <text:p text:style-name="P43"><text:s text:c="37"/>注意每个方法上的注释都要写，参考注释文档。</text:p>
      <text:p text:style-name="P4"><text:span text:style-name="T8"><text:s/><text:tab/> <text:s text:c="5"/>Config：有两个文件，一个是登录拦截类（</text:span><text:span text:style-name="T9">CustomIntercept.java</text:span><text:span text:style-name="T8">），一个是请求权限类</text:span><text:span text:style-name="T9">（PermissionConfig.java）</text:span></text:p>
      <text:p text:style-name="P4"><text:span text:style-name="T9"><text:tab/> <text:s text:c="5"/>application.</text:span><text:span text:style-name="T10">java</text:span><text:span text:style-name="T9">：消费者启动文件</text:span></text:p>
      <text:p text:style-name="P4"><text:span text:style-name="T9"><text:tab/> <text:s text:c="5"/></text:span><text:bookmark-start text:name="__DdeLink__21390_1439072744"/><text:span text:style-name="T9">profile：配置文件</text:span></text:p>
      <text:p text:style-name="P5"><text:span text:style-name="T9"><text:s/><text:tab/><text:tab/></text:span><text:span text:style-name="T11">dev：开发者配置文件，包含（</text:span><text:bookmark-start text:name="__DdeLink__21374_1439072744"/></text:p>
      <text:p text:style-name="P44"><text:tab/><text:tab/><text:tab/>application.properties：配置消费者端口，每个模块都不同；</text:p>
      <text:p text:style-name="P45"><text:tab/><text:tab/><text:tab/>dubbo.properties：配置消费者端口和模块；</text:p>
      <text:p text:style-name="P6"><text:span text:style-name="T11"><text:tab/><text:tab/><text:tab/></text:span><text:bookmark-start text:name="__DdeLink__21366_1439072744"/><text:span text:style-name="T11">log4j.properties</text:span><text:bookmark-end text:name="__DdeLink__21366_1439072744"/><text:span text:style-name="T11">：日志文件）</text:span><text:bookmark-end text:name="__DdeLink__21374_1439072744"/></text:p>
      <text:p text:style-name="P13"><text:span text:style-name="T11"><text:tab/><text:tab/>pro：</text:span><text:span text:style-name="T42">产品环境</text:span><text:span text:style-name="T11">配置文件：包含</text:span><text:span text:style-name="T12">（</text:span></text:p>
      <text:p text:style-name="P46"><text:tab/><text:tab/><text:tab/>application.properties：配置消费者端口，每个模块都不同；</text:p>
      <text:p text:style-name="P46"><text:tab/><text:tab/><text:tab/>dubbo.properties：配置消费者端口和模块；</text:p>
      <text:p text:style-name="P7"><text:span text:style-name="T11"><text:tab/><text:tab/><text:tab/></text:span><text:bookmark-start text:name="__DdeLink__21366_14390727441"/><text:bookmark-start text:name="__DdeLink__21380_1439072744"/><text:span text:style-name="T11">log4j.properties</text:span><text:bookmark-end text:name="__DdeLink__21366_14390727441"/><text:span text:style-name="T11">：日志文件</text:span><text:bookmark-end text:name="__DdeLink__21380_1439072744"/><text:span text:style-name="T11">）</text:span></text:p>
      <text:p text:style-name="P47"><text:tab/> <text:s text:c="6"/>resource：静态资源配置文件</text:p>
      <text:p text:style-name="P7"><text:span text:style-name="T11"><text:tab/><text:tab/></text:span><text:span text:style-name="T13">app.xml：</text:span></text:p>
      <text:p text:style-name="P8"><text:span text:style-name="T13"><text:tab/><text:tab/></text:span><text:span text:style-name="T11">application.properties：配置消费者端口，每个模块都不同；</text:span></text:p>
      <text:p text:style-name="P48"><text:tab/><text:tab/>dubbo.properties：配置消费者端口和模块；</text:p>
      <text:p text:style-name="P8"><text:span text:style-name="T11"><text:tab/><text:tab/> </text:span><text:bookmark-start text:name="__DdeLink__21366_143907274411"/><text:span text:style-name="T11">log4j.properties</text:span><text:bookmark-end text:name="__DdeLink__21366_143907274411"/><text:span text:style-name="T11">：日志文件；</text:span></text:p>
      <text:p text:style-name="P28"><text:span text:style-name="T11"><text:tab/><text:tab/>dobbo-</text:span><text:span text:style-name="T13">config.xml：</text:span><text:span text:style-name="T31">配置为注册业务接口,所有控制器,业务层等用到的业务接口都需在此配置</text:span><text:bookmark-end text:name="__DdeLink__21390_1439072744"/></text:p>
      <text:p text:style-name="P29"><text:span text:style-name="T31"><text:tab/><text:tab/></text:span><text:span text:style-name="T34">permission.</text:span><text:span text:style-name="T35">properties：权限配置文件，根据自己业务来配置</text:span></text:p>
      <text:p text:style-name="P59"/>
      <text:p text:style-name="P59"><text:tab/> <text:s text:c="5"/>test：用来生成api接口文档，里面要改成自己的模块。</text:p>
      <text:p text:style-name="P59"/>
      <text:p text:style-name="P9"><text:soft-page-break/><text:span text:style-name="T36"><text:s text:c="17"/></text:span><text:span text:style-name="T40">provider</text:span><text:span text:style-name="T39">模块：</text:span></text:p>
      <text:p text:style-name="P30"><text:span text:style-name="T13"><text:tab/> <text:s text:c="8"/></text:span><text:span text:style-name="T14">api：</text:span><text:span text:style-name="T41">务接口实现</text:span><text:span text:style-name="T14">；</text:span></text:p>
      <text:p text:style-name="P52"><text:tab/> <text:s text:c="8"/>config：配置文件，里面需要修改称自己模块的；</text:p>
      <text:p text:style-name="P30"><text:span text:style-name="T14"><text:tab/> <text:s text:c="8"/>dao：</text:span><text:span text:style-name="T33">持久化接口, 继承基类可使用ｊｐａ命名查询；</text:span></text:p>
      <text:p text:style-name="P52"><text:tab/> <text:s text:c="9"/>service：接口业务实现类；</text:p>
      <text:p text:style-name="P8"><text:span text:style-name="T14"><text:tab/> <text:s text:c="8"/>utils：</text:span><text:span text:style-name="T16">帮助类；</text:span></text:p>
      <text:p text:style-name="P8"><text:span text:style-name="T14"><text:tab/> <text:s text:c="8"/>Application.</text:span><text:span text:style-name="T15">java：提供者的启动程序; </text:span></text:p>
      <text:p text:style-name="P10"><text:span text:style-name="T15"><text:tab/> <text:s text:c="7"/></text:span><text:span text:style-name="T9">profile：配置文件</text:span></text:p>
      <text:p text:style-name="P10"><text:span text:style-name="T9"><text:s/><text:tab/><text:tab/></text:span><text:span text:style-name="T11">dev：开发者配置文件，包含（</text:span><text:bookmark-start text:name="__DdeLink__21374_14390727441"/></text:p>
      <text:p text:style-name="P10"><text:span text:style-name="T11"><text:tab/><text:tab/><text:tab/></text:span><text:bookmark-start text:name="__DdeLink__21398_1439072744"/><text:span text:style-name="T11">config.properties：数据库配置，每个模块都不同；</text:span></text:p>
      <text:p text:style-name="P49"><text:tab/><text:tab/><text:tab/>dubbo.properties：配置提供者端口和模块；</text:p>
      <text:p text:style-name="P11"><text:span text:style-name="T11"><text:tab/><text:tab/><text:tab/></text:span><text:bookmark-start text:name="__DdeLink__21366_14390727442"/><text:span text:style-name="T11">log4j.properties</text:span><text:bookmark-end text:name="__DdeLink__21366_14390727442"/><text:span text:style-name="T11">：日志文件；</text:span></text:p>
      <text:p text:style-name="P11"><text:span text:style-name="T11"><text:tab/><text:tab/><text:tab/>tcc-config.</text:span><text:span text:style-name="T17">xml：事务配置文件</text:span><text:span text:style-name="T11">）</text:span><text:bookmark-end text:name="__DdeLink__21374_14390727441"/><text:bookmark-end text:name="__DdeLink__21398_1439072744"/></text:p>
      <text:p text:style-name="P32"><text:span text:style-name="T11"><text:tab/><text:tab/>pro：</text:span><text:span text:style-name="T42">产品环境</text:span><text:span text:style-name="T11">配置文件：包含</text:span><text:span text:style-name="T12">（</text:span></text:p>
      <text:p text:style-name="P12"><text:span text:style-name="T11"><text:tab/><text:tab/><text:tab/></text:span><text:bookmark-start text:name="__DdeLink__21403_1439072744"/><text:span text:style-name="T11">config.properties：数据库配置，每个模块都不同；</text:span><text:bookmark-end text:name="__DdeLink__21403_1439072744"/></text:p>
      <text:p text:style-name="P50"><text:tab/><text:tab/><text:tab/>dubbo.properties：配置提供者端口和模块；</text:p>
      <text:p text:style-name="P12"><text:span text:style-name="T11"><text:tab/><text:tab/><text:tab/></text:span><text:bookmark-start text:name="__DdeLink__21366_143907274421"/><text:span text:style-name="T11">log4j.properties</text:span><text:bookmark-end text:name="__DdeLink__21366_143907274421"/><text:span text:style-name="T11">：日志文件；</text:span></text:p>
      <text:p text:style-name="P12"><text:span text:style-name="T11"><text:tab/><text:tab/><text:tab/></text:span><text:bookmark-start text:name="__DdeLink__21405_1439072744"/><text:span text:style-name="T11">tcc-config.</text:span><text:span text:style-name="T17">xml：事务配置文件</text:span><text:bookmark-end text:name="__DdeLink__21405_1439072744"/><text:span text:style-name="T11">）</text:span></text:p>
      <text:p text:style-name="P49"><text:tab/> <text:s text:c="4"/>resource：静态资源配置文件</text:p>
      <text:p text:style-name="P10"><text:span text:style-name="T13"><text:tab/><text:tab/></text:span><text:span text:style-name="T11">application.xml：配置文件；</text:span></text:p>
      <text:p text:style-name="P51"><text:tab/><text:tab/>config.properties：数据库配置，每个模块都不同；</text:p>
      <text:p text:style-name="P49"><text:tab/><text:tab/>dubbo.properties：配置提供者端口和模块；</text:p>
      <text:p text:style-name="P10"><text:span text:style-name="T11"><text:tab/><text:tab/> </text:span><text:bookmark-start text:name="__DdeLink__21366_1439072744111"/><text:span text:style-name="T11">log4j.properties</text:span><text:bookmark-end text:name="__DdeLink__21366_1439072744111"/><text:span text:style-name="T11">：日志文件；</text:span></text:p>
      <text:p text:style-name="P31"><text:span text:style-name="T11"><text:tab/><text:tab/>dobbo-</text:span><text:span text:style-name="T13">config.xml：</text:span><text:span text:style-name="T31">配置发布接口,供其他模块调用，每个模块不同；</text:span></text:p>
      <text:p text:style-name="P33"><text:span text:style-name="T31"><text:tab/><text:tab/></text:span><text:span text:style-name="T34"> </text:span><text:span text:style-name="T37">tcc-config.</text:span><text:span text:style-name="T38">xml</text:span><text:span text:style-name="T32">：事务配置文件</text:span></text:p>
      <text:p text:style-name="P2"><text:span text:style-name="T7"><text:s text:c="17"/></text:span><text:span text:style-name="T6">根据自己的需求来写。注意接口实现类里面的添加数据，修改数据和删除数据方法上加上事务注解。</text:span></text:p>
      <text:h text:style-name="Heading_20_1" text:outline-level="1"><text:bookmark-start text:name="__RefHeading___Toc21526_1439072744"/>5.<text:span text:style-name="T1">开发汇总功能</text:span><text:bookmark-end text:name="__RefHeading___Toc21526_1439072744"/></text:h>
      <text:p text:style-name="P1"><text:tab/><text:span text:style-name="T6">根据自己的需求来写。根据某些个条件进行汇总数据库的数据，返回一个视图给前端。</text:span></text:p>
      <text:h text:style-name="Heading_20_1" text:outline-level="1"><text:bookmark-start text:name="__RefHeading___Toc21528_1439072744"/>6.<text:span text:style-name="T1">开发导入excel功能和导出excel功能，以及导入excel模板功能</text:span><text:bookmark-end text:name="__RefHeading___Toc21528_1439072744"/></text:h>
      <text:p text:style-name="P34"><text:span text:style-name="T2"><text:s text:c="6"/></text:span><text:bookmark-start text:name="__DdeLink__21408_1439072744"/><text:span text:style-name="T18">这个功能需要引用存储模块（stroage），因此要先引入</text:span><text:span text:style-name="T6">:modules:storage:storage-api 。</text:span><text:bookmark-end text:name="__DdeLink__21408_1439072744"/></text:p>
      <text:p text:style-name="P1"><text:s text:c="5"/><text:tab/><text:span text:style-name="T6">参照商务合同（businessproject）的签订与立项功能(SiginManageAction)。</text:span></text:p>
      <text:p text:style-name="P22"><text:tab/>导入excel参考方法:importExcel()方法，这里是给用户批量导入数据到数据库里面。</text:p>
      <text:p text:style-name="P22"><text:tab/>导入excel模板参考方法:templateExport()方法，这里是给用户一个下载模板的接口。</text:p>
      <text:p text:style-name="P23"><text:s text:c="8"/><text:tab/>导出excel参考方法:exportReport()方法，这里是给用户根据某些个条件进行下载数据库里面的数据。</text:p>
      <text:p text:style-name="P1"/>
      <text:h text:style-name="Heading_20_1" text:outline-level="1"><text:bookmark-start text:name="__RefHeading___Toc21530_1439072744"/>7.<text:span text:style-name="T1">开发附件上传，附件列表，附件删除，附件下载功能</text:span><text:bookmark-end text:name="__RefHeading___Toc21530_1439072744"/></text:h>
      <text:p text:style-name="P14"><text:span text:style-name="T1"><text:tab/></text:span><text:span text:style-name="T6">这个功能需要引用存储模块（stroage），因此要先引入:modules:storage:storage-api 。用户可以上传各种类型的文档、图片等。</text:span></text:p>
      <text:p text:style-name="P1"><text:tab/><text:span text:style-name="T6">参照商务合同（businessproject）的签订与立项功能(SiginManageAction)。</text:span></text:p>
      <text:p text:style-name="P22"><text:tab/>附件上传参考方法： uploadFile()方法，<text:bookmark-start text:name="__DdeLink__21410_1439072744"/>注意自己规定一个上传的路径，一般是“/模块名/类名/”<text:span text:style-name="T43">+前端传进来的列表id</text:span><text:bookmark-end text:name="__DdeLink__21410_1439072744"/><text:span text:style-name="T43">。</text:span></text:p>
      <text:p text:style-name="P24"><text:tab/>附件列表参考方法： listFile()方法，注意自己规定一个上传的路径，一般是“/模块名/类名/”<text:span text:style-name="T43">+前端传进来的列表id。</text:span></text:p>
      <text:p text:style-name="P22"><text:tab/>附件删除参考方法： delFile()方法</text:p>
      <text:p text:style-name="P22"><text:tab/>附件下载参考方法： download()方法</text:p>
      <text:h text:style-name="Heading_20_1" text:outline-level="1"><text:bookmark-start text:name="__RefHeading___Toc21532_1439072744"/>8.<text:span text:style-name="T1">开发邮件发送功能</text:span><text:bookmark-end text:name="__RefHeading___Toc21532_1439072744"/></text:h>
      <text:p text:style-name="P1"><text:span text:style-name="T1"><text:s text:c="12"/></text:span><text:span text:style-name="T6">这个功能用在业务里面需要发送邮件的功能，还有一些定时发送邮件的功能。</text:span></text:p>
      <text:p text:style-name="P22"><text:tab/>参照商务合同（businessproject）的邮件发送功能(CollectEmailAction)。</text:p>
      <text:p text:style-name="P26"><text:soft-page-break/><text:tab/>注意事项：参考邮件注意事项文档或看下面<text:span text:style-name="T48">：</text:span></text:p>
      <text:p text:style-name="P25"><text:tab/><text:span text:style-name="T46">邮件发送：</text:span></text:p>
      <text:p text:style-name="P27"><text:s text:c="2"/><text:tab/> <text:s text:c="4"/>普通邮件：</text:p>
      <text:p text:style-name="P27"><text:tab/><text:tab/>1.引入message模块</text:p>
      <text:p text:style-name="P27"><text:tab/><text:tab/>2.在自己的业务处类似下面的调用：</text:p>
      <text:p text:style-name="P27"><text:tab/><text:tab/><text:tab/>MessageTO messageTO = new MessageTO();</text:p>
      <text:p text:style-name="P27"><text:s text:c="15"/><text:tab/><text:tab/> <text:tab/>messageTO.setContent( content );</text:p>
      <text:p text:style-name="P27"><text:s text:c="16"/><text:tab/><text:tab/><text:tab/>messageTO.setTitle("定时发送商务合同签订与立项汇总");</text:p>
      <text:p text:style-name="P27"><text:s text:c="16"/><text:tab/><text:tab/><text:tab/>messageTO.setMsgType(MsgType.SYS);//根据自己业务写</text:p>
      <text:p text:style-name="P27"><text:s text:c="16"/><text:tab/><text:tab/><text:tab/>messageTO.setSendType( SendType.EMAIL);//根据自己业务写</text:p>
      <text:p text:style-name="P27"><text:s text:c="16"/><text:tab/><text:tab/><text:tab/>messageTO.setRangeType( RangeType.SPECIFIED);//根据自己业务写</text:p>
      <text:p text:style-name="P27"/>
      <text:p text:style-name="P27"><text:s text:c="15"/><text:tab/><text:tab/><text:tab/> messageTO.setReceivers(sign.getSendObject().split(";") );//根据自己业务写</text:p>
      <text:p text:style-name="P27"><text:s text:c="16"/><text:tab/><text:tab/><text:tab/>messageAPI.send( <text:s/>messageTO );</text:p>
      <text:p text:style-name="P27"><text:s text:c="21"/>定时发送邮件：</text:p>
      <text:p text:style-name="P27"><text:tab/><text:tab/>1.引入message模块</text:p>
      <text:p text:style-name="P27"><text:tab/><text:tab/>2.在自己的业务处类似下面的调用：</text:p>
      <text:p text:style-name="P27"><text:tab/><text:tab/><text:tab/>MessageTO messageTO = new MessageTO();</text:p>
      <text:p text:style-name="P27"><text:s text:c="16"/><text:tab/><text:tab/><text:tab/>messageTO.setContent( content );</text:p>
      <text:p text:style-name="P27"><text:s text:c="16"/><text:tab/><text:tab/><text:tab/>messageTO.setTitle("定时发送商务合同签订与立项汇总");</text:p>
      <text:p text:style-name="P27"><text:s text:c="16"/><text:tab/><text:tab/><text:tab/>messageTO.setMsgType(MsgType.SYS);//根据自己业务写</text:p>
      <text:p text:style-name="P27"><text:s text:c="15"/><text:tab/><text:tab/><text:tab/> messageTO.setSendType( SendType.EMAIL);//根据自己业务写</text:p>
      <text:p text:style-name="P27"><text:s text:c="15"/><text:tab/><text:tab/><text:tab/> messageTO.setRangeType( RangeType.SPECIFIED);//根据自己业务写</text:p>
      <text:p text:style-name="P27"><text:s text:c="16"/><text:tab/><text:tab/><text:tab/>//定时发送必须写</text:p>
      <text:p text:style-name="P27"><text:s text:c="15"/><text:tab/><text:tab/><text:tab/> messageTO.setSenderId("SYSTEM");</text:p>
      <text:p text:style-name="P27"><text:s text:c="16"/><text:tab/><text:tab/><text:tab/> messageTO.setSenderName("SYSTEM");</text:p>
      <text:p text:style-name="P27"/>
      <text:p text:style-name="P27"><text:s text:c="15"/><text:tab/><text:tab/><text:tab/> messageTO.setReceivers(sign.getSendObject().split(";") );//根据自己业务写</text:p>
      <text:p text:style-name="P27"><text:s text:c="16"/><text:tab/><text:tab/><text:tab/>messageAPI.send( <text:s/>messageTO );</text:p>
      <text:p text:style-name="P27"><text:tab/><text:tab/>3.在quartz模块的provider的builde引入自己的模块，如：商务合同模块</text:p>
      <text:p text:style-name="P27"><text:tab/><text:tab/><text:tab/>compile project(":modules:businessproject:businessproject-api")</text:p>
      <text:p text:style-name="P27"><text:tab/><text:tab/>4.本地测试</text:p>
      <text:p text:style-name="P27"><text:tab/><text:tab/><text:tab/>1.安装kafka:打开命令界面：wget http://mirror.bit.edu.cn/apache/kafka/0.10.2.1/kafka_2.12-0.10.2.1.tgz</text:p>
      <text:p text:style-name="P27"><text:tab/><text:tab/><text:tab/> <text:s text:c="3"/>之后输入：tar -zxvf kafka_2.12-0.10.2.1.tgz</text:p>
      <text:p text:style-name="P27"><text:tab/><text:tab/><text:tab/> <text:s text:c="2"/>,之后输入： ./bin/kafka-server-start.sh config/server.properties</text:p>
      <text:p text:style-name="P27"><text:tab/><text:tab/><text:tab/>2.启动quartz模块的provider和consumer</text:p>
      <text:p text:style-name="P27"><text:tab/><text:tab/><text:tab/>3.posman调用quartz模块任务调度(ScheduleJobAct)和任务调度组(ScheduleJobGroupAct)的add接口添加数据，例子：</text:p>
      <text:p text:style-name="P27"><text:tab/><text:tab/><text:tab/><text:tab/>http://192.168.0.121:51708/schedulejob-group/v1/add</text:p>
      <text:p text:style-name="P27"><text:tab/><text:tab/><text:tab/><text:tab/><text:tab/>name:businessproject</text:p>
      <text:p text:style-name="P27"><text:tab/><text:tab/><text:tab/><text:tab/><text:tab/>enable:true</text:p>
      <text:p text:style-name="P27"><text:tab/></text:p>
      <text:p text:style-name="P27"><text:tab/><text:tab/><text:tab/><text:tab/>http://192.168.0.121:51708/schedulejob/v1/add</text:p>
      <text:p text:style-name="P27"><text:tab/><text:tab/><text:tab/><text:tab/><text:tab/>enable:true</text:p>
      <text:p text:style-name="P27"><text:tab/><text:tab/><text:tab/><text:tab/><text:tab/>method:checkSendEmail</text:p>
      <text:p text:style-name="P27"><text:tab/><text:tab/><text:tab/><text:tab/><text:tab/>name:商务合同定时发送邮件111</text:p>
      <text:p text:style-name="P27"><text:tab/><text:tab/><text:tab/><text:tab/><text:tab/>expression:0 55 16 * * ?</text:p>
      <text:p text:style-name="P27"><text:tab/><text:tab/><text:tab/><text:tab/><text:tab/>description:每天下午2点检测发送邮件11</text:p>
      <text:p text:style-name="P27"><text:tab/><text:tab/><text:tab/><text:tab/><text:tab/>address:localhost:51203</text:p>
      <text:p text:style-name="P27"><text:tab/><text:tab/><text:tab/><text:tab/><text:tab/>scheduleJobGroupId:86abc7b9-7dd9-461c-a748-cb1cb3cd636d</text:p>
      <text:p text:style-name="P27"><text:tab/><text:tab/><text:tab/><text:tab/><text:tab/>clazz:com.bjike.goddess.businessproject.api.CollectEmailAPI</text:p>
      <text:p text:style-name="P27"/>
      <text:p text:style-name="P27"/>
      <text:p text:style-name="P27"><text:tab/><text:tab/><text:tab/>4.即可测试自己的定时任务</text:p>
      <text:p text:style-name="P27"/>
      <text:p text:style-name="P27"><text:tab/>参照模块：商务合同的定时发送邮件，businessproject-&gt;CollectEmailSerImpl-&gt;checkSendEmail</text:p>
      <text:h text:style-name="Heading_20_1" text:outline-level="1"><text:bookmark-start text:name="__RefHeading___Toc21534_1439072744"/><text:soft-page-break/>9.<text:span text:style-name="T1">开发权限功能</text:span><text:bookmark-end text:name="__RefHeading___Toc21534_1439072744"/></text:h>
      <text:p text:style-name="P1"><text:tab/><text:span text:style-name="T6">这里的功能是用于我们进行某些用户对增删查改等操作的一些使用权限，只有有权限，用户才可以看到列表或是进行添加编辑删除等操作。</text:span></text:p>
      <text:p text:style-name="P21"><text:tab/><text:span text:style-name="T6">注意事项：参考权限功能注意事项文档或看下面</text:span><text:span text:style-name="T28">：</text:span></text:p>
      <text:p text:style-name="P17"><text:span text:style-name="T6"><text:tab/></text:span><text:span text:style-name="T22">前端访问是先判断我们的“导航下拉权限”，再判断“功能权限”，而谁可以看到操作模块设置权限，我们是在组织结构的总设置权限处进行设置。</text:span></text:p>
      <text:p text:style-name="P53"/>
      <text:p text:style-name="P53"><text:tab/>权限配置：</text:p>
      <text:p text:style-name="P53"><text:tab/>步骤一、</text:p>
      <text:p text:style-name="P53"><text:tab/><text:tab/> 1.在consumer-&gt;resource-&gt;增加一个配置文件：permission.properties</text:p>
      <text:p text:style-name="P53"><text:s/><text:tab/><text:tab/><text:tab/>注意：里面的配置根据自己模块来设置。</text:p>
      <text:p text:style-name="P53"><text:s/><text:tab/><text:tab/>2.在consumer-&gt;config-&gt;增加一个PermissionConfig.java文件，直接复制即可。</text:p>
      <text:p text:style-name="P53"><text:s/><text:tab/><text:tab/>3.把PermissionConfig.java类里面所需要的java文件全部拷过去。</text:p>
      <text:p text:style-name="P53"><text:s/><text:tab/><text:tab/>4.在consumer-&gt;Application.java里面配置：</text:p>
      <text:p text:style-name="P53"><text:s text:c="6"/><text:tab/><text:tab/><text:tab/>@PropertySource(value = {"classpath:permission.properties"},encoding="utf-8")</text:p>
      <text:p text:style-name="P53"><text:s/><text:tab/><text:tab/>5.在api-&gt;build.gradle文件中引用组织结构模块.</text:p>
      <text:p text:style-name="P53"><text:tab/><text:tab/><text:tab/>compile project(":modules:organize:organize-api")</text:p>
      <text:p text:style-name="P53"><text:s/><text:tab/><text:tab/>6.在consumer和provider的resource-&gt;dubbo-config.xml里面配置所使用的api接口</text:p>
      <text:p text:style-name="P53"><text:tab/><text:tab/> 7.实现自己的业务权限。</text:p>
      <text:p text:style-name="P53"><text:tab/>步骤二、</text:p>
      <text:p text:style-name="P53"><text:s/><text:tab/><text:tab/>1.加上”模块设置权限“。</text:p>
      <text:p text:style-name="P53"><text:s text:c="5"/><text:tab/><text:tab/><text:tab/>参照商务合同（businessproject）的签订与立项功能(SiginManageAction)-&gt;setButtonPermission()方法</text:p>
      <text:p text:style-name="P53"><text:s text:c="5"/><text:tab/><text:tab/><text:tab/>注意：只需要拷到自己的其中一个action中即可，不需要做任何修改。每个模块只拷一次。</text:p>
      <text:p text:style-name="P53"><text:tab/><text:tab/> 2.加上”下拉导航权限“。</text:p>
      <text:p text:style-name="P53"><text:s text:c="4"/><text:tab/><text:tab/><text:tab/> 参照商务合同（businessproject）的签订与立项功能(SiginManageAction)-&gt;sonPermission()方法</text:p>
      <text:p text:style-name="P53"><text:s text:c="5"/><text:tab/><text:tab/><text:tab/>注意：只需要写在自己的其中一个action中即可，需要根据自己的模块修改。每个模块只需写一次</text:p>
      <text:p text:style-name="P53"><text:s/><text:tab/><text:tab/>3.加上”功能导航权限“。</text:p>
      <text:p text:style-name="P53"><text:s text:c="4"/><text:tab/><text:tab/><text:tab/> 参照商务合同（businessproject）的签订与立项功能(SiginManageAction)-&gt;guidePermission()方法</text:p>
      <text:p text:style-name="P53"><text:s text:c="5"/><text:tab/><text:tab/><text:tab/>注意：每个模块的每个action都要写</text:p>
      <text:h text:style-name="Heading_20_1" text:outline-level="1"><text:bookmark-start text:name="__RefHeading___Toc21536_1439072744"/>10.生成api接口文档<text:bookmark-end text:name="__RefHeading___Toc21536_1439072744"/></text:h>
      <text:p text:style-name="P39"><text:s/><text:tab/>这里是把我们action里面写的接口生成一个文档到 <text:a xlink:type="simple" xlink:href="https://api.bjike.com/" text:style-name="Internet_20_link" text:visited-style-name="Visited_20_Internet_20_Link"><text:span text:style-name="T20">https://api.bjike.com</text:span></text:a><text:span text:style-name="T20">，前端和测试人员就可以进行测试和连接我们的接口。</text:span></text:p>
      <text:p text:style-name="P39"><text:span text:style-name="T20"><text:tab/>生成方法：运行consumer里面的</text:span><text:span text:style-name="T23">J</text:span><text:span text:style-name="T20">api</text:span><text:span text:style-name="T23">Test.java文件</text:span></text:p>
      <text:h text:style-name="Heading_20_1" text:outline-level="1"><text:bookmark-start text:name="__RefHeading___Toc21538_1439072744"/>1<text:span text:style-name="T44">1</text:span>.<text:span text:style-name="T1">测试：使用pos</text:span><text:span text:style-name="T3">t</text:span><text:span text:style-name="T1">man工具</text:span><text:bookmark-end text:name="__RefHeading___Toc21538_1439072744"/></text:h>
      <text:p text:style-name="P15"><text:span text:style-name="T1"><text:s text:c="11"/></text:span><text:span text:style-name="T6"><text:s/></text:span><text:span text:style-name="T19">postman测试工具主要用来测试后台写的接口是否正确。api接口文档地址：</text:span><text:bookmark-start text:name="__DdeLink__21653_1439072744"/><text:a xlink:type="simple" xlink:href="https://api.bjike.com/" text:style-name="Internet_20_link" text:visited-style-name="Visited_20_Internet_20_Link"><text:span text:style-name="T20">https://api.bjike.com</text:span></text:a><text:bookmark-end text:name="__DdeLink__21653_1439072744"/><text:span text:style-name="T20">，帐号</text:span><text:span text:style-name="T21">如</text:span><text:span text:style-name="T20">：tanghaixiang，密码如：<text:tab/> <text:s text:c="25"/><text:tab/><text:tab/>tanghaixiang1</text:span><text:span text:style-name="T21">23</text:span></text:p>
      <text:h text:style-name="Heading_20_1" text:outline-level="1"><text:bookmark-start text:name="__RefHeading___Toc21540_1439072744"/>1<text:span text:style-name="T44">2</text:span>.<text:span text:style-name="T1">git提交代码</text:span><text:bookmark-end text:name="__RefHeading___Toc21540_1439072744"/></text:h>
      <text:p text:style-name="P21"><text:s text:c="2"/><text:tab/><text:span text:style-name="T6">使用方法参考git文档或看下面</text:span><text:span text:style-name="T28">：</text:span></text:p>
      <text:p text:style-name="P18"><text:span text:style-name="T6"><text:tab/></text:span><text:span text:style-name="T24">克隆项目:git clone git@github.com:sunft/goddess-java.git</text:span></text:p>
      <text:p text:style-name="P54"><text:tab/>切换到开发分支:git checkout develop</text:p>
      <text:p text:style-name="P54"><text:tab/>添加上游分支:git remote add upstream git@github.com:nd-team/goddess-java.git</text:p>
      <text:p text:style-name="P54"><text:tab/>查看远程分支:git remote -v</text:p>
      <text:p text:style-name="P54"/>
      <text:p text:style-name="P54"><text:tab/>//提交代码</text:p>
      <text:p text:style-name="P54"><text:soft-page-break/><text:tab/>将代码添加到git库:git add .</text:p>
      <text:p text:style-name="P54"><text:tab/>提交代码:git commit -m '招聘模块添加'</text:p>
      <text:p text:style-name="P54"><text:tab/>提交到开发分支:git push origin develop</text:p>
      <text:p text:style-name="P54"><text:tab/>抓取上游分支:git fetch upstream</text:p>
      <text:p text:style-name="P54"><text:tab/>合并上游分支:git merge upstream/develop</text:p>
      <text:p text:style-name="P54"><text:tab/>提交到远程开发分支:git push origin develop</text:p>
      <text:p text:style-name="P54"><text:tab/>git status</text:p>
      <text:h text:style-name="Heading_20_1" text:outline-level="1"><text:bookmark-start text:name="__RefHeading___Toc21650_1439072744"/>1<text:span text:style-name="T44">3</text:span>.<text:span text:style-name="T1">打包部署</text:span><text:bookmark-end text:name="__RefHeading___Toc21650_1439072744"/></text:h>
      <text:p text:style-name="P21"><text:s text:c="3"/><text:tab/>这个是将我们的项目部署到服务器<text:span text:style-name="T47">。</text:span><text:span text:style-name="T6">使用方法参考部署文档或看下面</text:span><text:span text:style-name="T28">：</text:span></text:p>
      <text:p text:style-name="P19"><text:span text:style-name="T6"><text:tab/></text:span><text:span text:style-name="T25">1.把要打包的模块写在项目的setting.gradle里面.</text:span></text:p>
      <text:p text:style-name="P55"><text:tab/>2.打开命令界面：</text:p>
      <text:p text:style-name="P55"><text:s/><text:tab/><text:tab/>进入自己的项目下面，如 :cd goddess-java</text:p>
      <text:p text:style-name="P55"><text:tab/>3.输入命令： gradle build -Ppro -xtest</text:p>
      <text:p text:style-name="P55"><text:tab/>4.待运行完后，再次输入 gradle build -Ppro -xtest</text:p>
      <text:p text:style-name="P36"><text:span text:style-name="T6"><text:tab/>5.在浏览器输入网址：</text:span><text:a xlink:type="simple" xlink:href="https://gitlab.bjike.com/" text:style-name="Internet_20_link" text:visited-style-name="Visited_20_Internet_20_Link"><text:span text:style-name="T6">https://gitlab.bjike.com</text:span></text:a><text:span text:style-name="T6"> ，进入gitlab,新建自己模块项目的consumer和provider。如</text:span></text:p>
      <text:p text:style-name="P55"><text:s text:c="2"/><text:tab/><text:tab/> user-consumer 和 user-provider</text:p>
      <text:p text:style-name="P55"><text:tab/>6.回到命令行，在命令行输入：mkdir gitlab 。把上一步建好的地址克隆到gitlab中。如：</text:p>
      <text:p text:style-name="P55"><text:s/><text:tab/><text:tab/> git clone ssh://git@gitlab.bjike.com:10022/tanghaixiang/user-consumer.git</text:p>
      <text:p text:style-name="P55"><text:s/><text:tab/><text:tab/> git clone ssh://git@gitlab.bjike.com:10022/tanghaixiang/user-provider.git</text:p>
      <text:p text:style-name="P55"><text:tab/>7.把第4步打包好的lib文件拷到第6步的gitlab文件中的consumer和provider中。</text:p>
      <text:p text:style-name="P55"><text:tab/>8.分别提交gitlab文件中的consumer和provider</text:p>
      <text:p text:style-name="P55"><text:s/><text:tab/><text:tab/> git add .</text:p>
      <text:p text:style-name="P55"><text:s text:c="2"/><text:tab/><text:tab/>git commit -m 'x'</text:p>
      <text:p text:style-name="P55"><text:s text:c="2"/><text:tab/><text:tab/>git push</text:p>
      <text:p text:style-name="P36"><text:span text:style-name="T6"><text:tab/>9.在浏览器中输入网址：</text:span><text:a xlink:type="simple" xlink:href="https://rancher.bjike.com/" text:style-name="Internet_20_link" text:visited-style-name="Visited_20_Internet_20_Link"><text:span text:style-name="T6">https://rancher.bjike.com</text:span></text:a><text:span text:style-name="T6"> <text:s text:c="6"/></text:span></text:p>
      <text:p text:style-name="P55"><text:s/><text:tab/><text:tab/>把gitlab中自己的模块部署启动。</text:p>
      <text:h text:style-name="Heading_20_1" text:outline-level="1"><text:bookmark-start text:name="__RefHeading___Toc21544_1439072744"/>1<text:span text:style-name="T44">4</text:span>.<text:span text:style-name="T1">服务器时间问题</text:span><text:bookmark-end text:name="__RefHeading___Toc21544_1439072744"/></text:h>
      <text:p text:style-name="Text_20_body"><text:span text:style-name="T1"><text:tab/></text:span><text:span text:style-name="T6">这个问题是服务器上的时间对不上的问题</text:span><text:span text:style-name="T27">。</text:span></text:p>
      <text:p text:style-name="P1"><text:tab/><text:span text:style-name="T6">使用方法参考时间问题处理文档或看下面</text:span><text:span text:style-name="T28">：</text:span></text:p>
      <text:p text:style-name="P20"><text:span text:style-name="T6"><text:tab/></text:span><text:span text:style-name="T26">1.</text:span><text:span text:style-name="T6">修改provider里面的pro里面的config.</text:span><text:span text:style-name="T26">properties数据库url: <text:s/>db.url=jdbc:mysql://localhost:3306/goddess?createDatabaseIfNotExist=true&amp;useUnicode=true&amp;characterEncoding=utf-8&amp;serverTimezone=GMT%2b8&amp;autoReconnect=true&amp;failOverReadOnly=false</text:span></text:p>
      <text:p text:style-name="P56"/>
      <text:p text:style-name="P56"><text:tab/>2.在rancher服务器上在自己模块的consumer和provider容器输入命令设置: </text:p>
      <text:p text:style-name="P56"><text:tab/><text:tab/>cp /usr/share/zoneinfo/Asia/Shanghai /etc/localtime</text:p>
      <text:p text:style-name="P56"/>
      <text:p text:style-name="P56"><text:tab/><text:tab/>echo "Asia/shanghai" &gt; /etc/timezone</text:p>
      <text:p text:style-name="P56"/>
      <text:h text:style-name="Heading_20_1" text:outline-level="1"><text:bookmark-start text:name="__RefHeading___Toc21657_1439072744"/>15.错误收集<text:bookmark-end text:name="__RefHeading___Toc21657_1439072744"/></text:h>
      <text:p text:style-name="P57"><text:s/><text:tab/>1.空指针异常</text:p>
      <text:p text:style-name="P58"><text:s text:c="2"/><text:tab/><text:tab/>解决方法：做一些判空的方法</text:p>
      <text:p text:style-name="P58"><text:tab/>2.数据库字段对不上实体的字段</text:p>
      <text:p text:style-name="P60"><text:span text:style-name="T29"><text:tab/><text:tab/>解决方法：删掉表</text:span><text:span text:style-name="T30">，重新生成一次表</text:span></text:p>
      <text:h text:style-name="P61" text:outline-level="1"><text:bookmark-start text:name="__RefHeading___Toc5692_1600230206"/><text:span text:style-name="T49">1</text:span>6.部署问题网络改成托管<text:bookmark-end text:name="__RefHeading___Toc5692_160023020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思源黑体 CN Bold1"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5:17:19.811536854</meta:creation-date>
    <dc:date>2017-06-24T18:49:11.629979171</dc:date>
    <meta:editing-duration>PT2H32M30S</meta:editing-duration>
    <meta:editing-cycles>114</meta:editing-cycles>
    <meta:generator>LibreOffice/5.1.6.2.0$Linux_X86_64 LibreOffice_project/10$Build-2</meta:generator>
    <meta:document-statistic meta:table-count="0" meta:image-count="0" meta:object-count="0" meta:page-count="6" meta:paragraph-count="231" meta:word-count="3118" meta:character-count="8295" meta:non-whitespace-character-count="6933"/>
  </office:meta>
</office:document-meta>
</file>